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E000001A0BB62E46B27C384E7.tif" manifest:media-type="image/tiff"/>
  <manifest:file-entry manifest:full-path="Pictures/10000001000004C0000001460C2014D134D8E55E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1.448cm" svg:height="5.4cm" svg:x="5.432cm" svg:y="1.324cm">
          <draw:image xlink:href="Pictures/10000001000004C0000001460C2014D134D8E55E.tif" xlink:type="simple" xlink:show="embed" xlink:actuate="onLoad" draw:mime-type="image/tiff">
            <text:p/>
          </draw:image>
        </draw:frame>
        <draw:frame draw:name="Picture 5" draw:style-name="gr1" draw:text-style-name="P1" draw:layer="layout" svg:width="20.566cm" svg:height="7.337cm" svg:x="6.314cm" svg:y="7.999cm">
          <draw:image xlink:href="Pictures/100000010000048E000001A0BB62E46B27C384E7.tif" xlink:type="simple" xlink:show="embed" xlink:actuate="onLoad" draw:mime-type="image/tiff">
            <text:p/>
          </draw:image>
        </draw:frame>
        <draw:custom-shape draw:name="Rectangle 2" draw:style-name="gr2" draw:text-style-name="P3" draw:layer="layout" svg:width="8.531cm" svg:height="1.011cm" svg:x="11.89cm" svg:y="0.454cm">
          <text:p text:style-name="P2"><text:span text:style-name="T1">Traditional client serve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3" draw:layer="layout" svg:width="7.142cm" svg:height="1.011cm" svg:x="13.026cm" svg:y="7.09cm">
          <text:p text:style-name="P2"><text:span text:style-name="T1">Decentralized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4" draw:text-style-name="P1" draw:layer="layout" svg:x1="0.495cm" svg:y1="6.725cm" svg:x2="32.699cm" svg:y2="6.726cm">
          <text:p/>
        </draw:line>
        <draw:frame draw:name="Content Placeholder 1" draw:style-name="gr1" draw:text-style-name="P1" draw:layer="layout" svg:width="21.448cm" svg:height="5.4cm" svg:x="5.432cm" svg:y="1.324cm">
          <draw:image xlink:href="Pictures/10000001000004C0000001460C2014D134D8E55E.tif" xlink:type="simple" xlink:show="embed" xlink:actuate="onLoad" draw:mime-type="image/tiff">
            <text:p/>
          </draw:image>
        </draw:frame>
        <draw:frame draw:name="Picture 1" draw:style-name="gr1" draw:text-style-name="P1" draw:layer="layout" svg:width="20.566cm" svg:height="7.337cm" svg:x="6.314cm" svg:y="7.999cm">
          <draw:image xlink:href="Pictures/100000010000048E000001A0BB62E46B27C384E7.tif" xlink:type="simple" xlink:show="embed" xlink:actuate="onLoad" draw:mime-type="image/tiff">
            <text:p/>
          </draw:image>
        </draw:frame>
        <draw:custom-shape draw:name="Rectangle 1" draw:style-name="gr5" draw:text-style-name="P3" draw:layer="layout" svg:width="8.531cm" svg:height="1.011cm" svg:x="11.89cm" svg:y="0.454cm">
          <text:p text:style-name="P2"><text:span text:style-name="T1">Traditional client serve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3" draw:layer="layout" svg:width="7.142cm" svg:height="1.011cm" svg:x="13.026cm" svg:y="7.09cm">
          <text:p text:style-name="P2"><text:span text:style-name="T1">Decentralized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4" draw:text-style-name="P1" draw:layer="layout" svg:x1="0.495cm" svg:y1="6.725cm" svg:x2="32.699cm" svg:y2="6.72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3.2cm" fo:page-height="1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23T15:04:31.426804741</dc:date>
    <meta:editing-duration>PT6H38M40S</meta:editing-duration>
    <meta:editing-cycles>10</meta:editing-cycles>
    <meta:generator>LibreOffice/7.3.5.2$Linux_X86_64 LibreOffice_project/30$Build-2</meta:generator>
    <meta:document-statistic meta:object-count="10"/>
  </office:meta>
</office:document-meta>
</file>